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/>
    <style:font-face style:name="Liberation Sans" svg:font-family="'Liberation Sans', sans-serif"/>
    <style:font-face style:name="Lohit Devanagari1" svg:font-family="'Lohit Devanagari'"/>
    <style:font-face style:name="Noto Sans CJK SC Regular1" svg:font-family="'Noto Sans CJK SC Regular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2">
      <style:paragraph-properties fo:line-height="150%"/>
    </style:style>
    <style:style style:name="P2" style:family="paragraph" style:parent-style-name="Text_20_body">
      <style:paragraph-properties fo:margin-top="0cm" fo:margin-bottom="0cm" loext:contextual-spacing="false" fo:line-height="150%" fo:text-align="justify" style:justify-single-word="false"/>
    </style:style>
    <style:style style:name="P3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style:font-name="Liberation Sans" fo:font-size="12pt"/>
    </style:style>
    <style:style style:name="P4" style:family="paragraph" style:parent-style-name="Heading_20_2" style:master-page-name="HTML">
      <style:paragraph-properties fo:line-height="150%" style:page-number="auto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 fo:font-size="12pt" fo:font-weight="bold"/>
    </style:style>
    <style:style style:name="T3" style:family="text">
      <style:text-properties style:font-name="Liberation Sans" fo:font-size="12pt" fo:font-weight="normal"/>
    </style:style>
    <style:style style:name="T4" style:family="text">
      <style:text-properties fo:font-variant="normal" fo:text-transform="none"/>
    </style:style>
    <style:style style:name="T5" style:family="text">
      <style:text-properties fo:font-variant="normal" fo:text-transform="none" style:font-name="Liberation Sans" fo:font-size="12pt" fo:font-style="normal" fo:font-weight="normal"/>
    </style:style>
    <style:style style:name="T6" style:family="text">
      <style:text-properties fo:color="#000000"/>
    </style:style>
    <style:style style:name="T7" style:family="text">
      <style:text-properties fo:color="#000000" style:font-name="Liberation Sans" fo:font-size="12pt" fo:font-weight="normal"/>
    </style:style>
    <style:style style:name="T8" style:family="text">
      <style:text-properties fo:color="#000099" style:text-line-through-style="none" style:text-line-through-type="none" style:font-name="Liberation Sans" fo:font-size="12pt" style:text-underline-style="none" fo:font-weight="bold" style:text-blinking="false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o">
        <text:h text:style-name="P4" text:outline-level="2"><text:span text:style-name="T1">#502</text:span></text:h>
        <text:p text:style-name="P2"/>
        <text:p text:style-name="P3">Deus, hoje, deu a Satanás a capacidade de produzir os resultados desejados. </text:p>
        <text:p text:style-name="P2"/>
        <text:h text:style-name="P1" text:outline-level="2"><text:bookmark-start text:name="__RefHeading___Toc7703_1419486361"/><text:a xlink:type="simple" xlink:href="http://bibliaonline.com.br/acf/fm/1" text:style-name="Internet_20_link" text:visited-style-name="Visited_20_Internet_20_Link"><text:span text:style-name="T1">FILEMOM</text:span></text:a><text:bookmark-end text:name="__RefHeading___Toc7703_1419486361"/></text:h>
        <text:p text:style-name="P2"/>
        <text:p text:style-name="P3">Uma adorável carta mostrando-nos como essa vida eterna de que temos lido funciona no dia a dia. A carta fala de um escravo chamado Onésimo que fugiu de seu senhor, Filemom, e acabou em Roma. Aqui ele encontrou o apóstolo Paulo, e foi salvo. Paulo o envia de volta a seu senhor com esta carta.</text:p>
        <text:p text:style-name="P2"/>
        <text:p text:style-name="P2"><text:a xlink:type="simple" xlink:href="http://bibliaonline.com.br/acf/fm/1/1-9" text:style-name="Internet_20_link" text:visited-style-name="Visited_20_Internet_20_Link"><text:span text:style-name="T1">Fl 1-9</text:span></text:a><text:span text:style-name="T1"> Uma introdução ardente a Filemom, um querido amigo e irmão (no Senhor) de Paulo.</text:span></text:p>
        <text:p text:style-name="P2"/>
        <text:p text:style-name="P2"><text:a xlink:type="simple" xlink:href="http://bibliaonline.com.br/acf/fm/1/2" text:style-name="Internet_20_link" text:visited-style-name="Visited_20_Internet_20_Link"><text:span text:style-name="T1">Fl 2</text:span></text:a><text:span text:style-name="T1"> "A igreja que está em tua casa". Podemos ver que a palavra "igreja" não significa o que muitas pessoas fazem do nome - um prédio de tijolos ou pedras. Significa uma assembléia, e esta assembléia reunia-se na casa mencionada aqui.</text:span></text:p>
        <text:p text:style-name="P2"/>
        <text:p text:style-name="P2"><text:a xlink:type="simple" xlink:href="http://bibliaonline.com.br/acf/fm/1/10" text:style-name="Internet_20_link" text:visited-style-name="Visited_20_Internet_20_Link"><text:span text:style-name="T1">Fl 10</text:span></text:a><text:span text:style-name="T1"> Ao que parece Onésimo encontrou-se com Paulo na prisão e foi salvo por seu intermédio. Quão maravilhosos são os caminhos de Deus.</text:span></text:p>
        <text:p text:style-name="P2"/>
        <text:p text:style-name="P2"><text:a xlink:type="simple" xlink:href="http://bibliaonline.com.br/acf/fm/1/11" text:style-name="Internet_20_link" text:visited-style-name="Visited_20_Internet_20_Link"><text:span text:style-name="T1">Fl 11</text:span></text:a><text:span text:style-name="T1"> Aparentemente Onésimo não era um servo muito confiável, mas agora que está salvo, tudo será diferente. Quando nos achegamos a Cristo, toda a nossa vida é mudada.</text:span></text:p>
        <text:p text:style-name="P2"/>
        <text:p text:style-name="P2"><text:a xlink:type="simple" xlink:href="http://bibliaonline.com.br/acf/fm/1/12-14" text:style-name="Internet_20_link" text:visited-style-name="Visited_20_Internet_20_Link"><text:span text:style-name="T1">Fl 12-14</text:span></text:a><text:span text:style-name="T1"> A vida do homem recém convertido é mudada de tal maneira que Paulo gostaria de tê-lo consigo.</text:span></text:p>
        <text:p text:style-name="P2"/>
        <text:p text:style-name="P2"><text:a xlink:type="simple" xlink:href="http://bibliaonline.com.br/acf/fm/1/15-16" text:style-name="Internet_20_link" text:visited-style-name="Visited_20_Internet_20_Link"><text:span text:style-name="T1">Fl 15-16</text:span></text:a><text:span text:style-name="T1"> Ele saiu como um escravo fugitivo, e retorna como um irmão amado!</text:span></text:p>
        <text:p text:style-name="P2"/>
        <text:p text:style-name="P2"><text:a xlink:type="simple" xlink:href="http://bibliaonline.com.br/acf/fm/1/17" text:style-name="Internet_20_link" text:visited-style-name="Visited_20_Internet_20_Link"><text:span text:style-name="T1">Fl 17</text:span></text:a><text:span text:style-name="T1"> "Recebe-o como a mim mesmo"! Receber um escravo fugitivo como o apóstolo! Sim, e quando nós encontramos o mais humilde crente no Senhor, deveríamos nos recordar disto também. Repare finalmente que em </text:span><text:a xlink:type="simple" xlink:href="http://bibliaonline.com.br/acf/cl/4/9" text:style-name="Internet_20_link" text:visited-style-name="Visited_20_Internet_20_Link"><text:span text:style-name="T1">Cl 4:9</text:span></text:a><text:span text:style-name="T1"> lemos "Onésimo, amado e fiel irmão". Quão feliz foi o final de tudo isso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/>
    <style:font-face style:name="Liberation Sans" svg:font-family="'Liberation Sans', sans-serif"/>
    <style:font-face style:name="Lohit Devanagari1" svg:font-family="'Lohit Devanagari'"/>
    <style:font-face style:name="Noto Sans CJK SC Regular1" svg:font-family="'Noto Sans CJK SC Regular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Liberation Serif" fo:font-size="12pt" fo:language="pt" fo:country="BR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Text_20_body" style:display-name="Text body" style:family="paragraph" style:parent-style-name="Standard" style:class="text">
      <style:paragraph-properties fo:margin-top="0cm" fo:margin-bottom="0.25cm" loext:contextual-spacing="false" fo:line-height="120%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4pt" style:font-size-complex="14pt"/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1" style:font-family-asian="'Noto Sans CJK SC Regular'" style:font-size-asian="18pt" style:font-weight-asian="bold" style:font-name-complex="FreeSans" style:font-family-complex="FreeSans" style:font-size-complex="18pt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6T18:07:57.385510777</dc:date>
    <meta:creation-date>2018-06-11T22:51:04.642681485</meta:creation-date>
    <meta:generator>LibreOffice/6.0.7.3$Linux_X86_64 LibreOffice_project/00m0$Build-3</meta:generator>
    <meta:editing-duration>PT18M18S</meta:editing-duration>
    <meta:editing-cycles>1</meta:editing-cycles>
    <meta:document-statistic meta:table-count="0" meta:image-count="0" meta:object-count="0" meta:page-count="1" meta:paragraph-count="11" meta:word-count="263" meta:character-count="1464" meta:non-whitespace-character-count="1211"/>
  </office:meta>
</office:document-meta>
</file>